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fill-color="#008000" draw:textarea-horizontal-align="center" draw:textarea-vertical-align="middle"/>
    </style:style>
    <style:style style:name="gr5" style:family="graphic" style:parent-style-name="standard">
      <style:graphic-properties draw:fill-color="#000099" draw:textarea-horizontal-align="center" draw:textarea-vertical-align="middle"/>
    </style:style>
    <style:style style:name="gr6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800000" draw:marker-start-width="0.6cm" draw:marker-end-width="0.6cm" draw:fill="gradient" draw:fill-color="#800000" draw:fill-gradient-name="Axial_20_light_20_red_2f_white" draw:fill-hatch-solid="fals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2cm" draw:marker-start-width="3.3cm" draw:marker-end="Rounded_20_short_20_Arrow" draw:marker-end-width="5cm" draw:textarea-horizontal-align="center" draw:textarea-vertical-align="middle" fo:padding-top="1.125cm" fo:padding-bottom="1.125cm" fo:padding-left="1.25cm" fo:padding-right="1.25cm"/>
    </style:style>
    <style:style style:name="gr9" style:family="graphic" style:parent-style-name="standard">
      <style:graphic-properties svg:stroke-width="2cm" draw:marker-start="Rounded_20_short_20_Arrow" draw:marker-start-width="5cm" draw:marker-end="Rounded_20_short_20_Arrow" draw:marker-end-width="5cm" draw:textarea-horizontal-align="center" draw:textarea-vertical-align="middle" fo:padding-top="1.125cm" fo:padding-bottom="1.125cm" fo:padding-left="1.25cm" fo:padding-right="1.25cm"/>
    </style:style>
    <style:style style:name="gr10" style:family="graphic" style:parent-style-name="standard">
      <style:graphic-properties draw:stroke="none" draw:fill-color="#ffffff" draw:textarea-horizontal-align="center" draw:textarea-vertical-align="middl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fill-color="#00cccc" draw:textarea-horizontal-align="justify" draw:textarea-vertical-align="middle" draw:auto-grow-height="false"/>
    </style:style>
    <style:style style:name="P1" style:family="paragraph">
      <loext:graphic-properties draw:fill="gradient" draw:fill-color="#800000" draw:fill-gradient-name="Axial_20_light_20_red_2f_white"/>
      <style:paragraph-properties fo:text-align="center"/>
    </style:style>
    <style:style style:name="P2" style:family="paragraph">
      <loext:graphic-properties draw:fill-color="#008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99"/>
      <style:paragraph-properties fo:text-align="center"/>
    </style:style>
    <style:style style:name="P5" style:family="paragraph">
      <loext:graphic-properties draw:fill="gradient" draw:fill-color="#800000" draw:fill-gradient-name="Axial_20_light_20_red_2f_white" draw:fill-hatch-solid="fals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2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4cm" svg:height="12cm" draw:transform="rotate (-1.5707963267949) translate (13.3cm 1.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4cm" svg:height="12cm" draw:transform="rotate (1.5707963267949) translate (1.4cm 15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14cm" svg:height="12cm" draw:transform="rotate (-3.14159265358979) translate (15.9cm 13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Standard">
        <draw:custom-shape draw:style-name="gr2" draw:text-style-name="P2" draw:layer="layout" svg:width="14cm" svg:height="12cm" svg:x="3.5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Standard">
        <draw:custom-shape draw:style-name="gr2" draw:text-style-name="P2" draw:layer="layout" svg:width="14cm" svg:height="12cm" draw:transform="rotate (-3.14159265358979) translate (15.9cm 13.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Standard">
        <draw:custom-shape draw:style-name="gr2" draw:text-style-name="P2" draw:layer="layout" svg:width="14cm" svg:height="12cm" draw:transform="rotate (1.5707963267949) translate (1.4cm 15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Standard">
        <draw:custom-shape draw:style-name="gr2" draw:text-style-name="P2" draw:layer="layout" svg:width="14cm" svg:height="12cm" draw:transform="rotate (-1.5707963267949) translate (13.3cm 1.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Standard">
        <draw:rect draw:style-name="gr3" draw:text-style-name="P3" draw:layer="layout" svg:width="9.5cm" svg:height="9.5cm" svg:x="2.5cm" svg:y="1.5cm">
          <text:p/>
        </draw:rect>
      </draw:page>
      <draw:page draw:name="page10" draw:style-name="dp1" draw:master-page-name="Standard">
        <draw:rect draw:style-name="gr4" draw:text-style-name="P2" draw:layer="layout" svg:width="9.5cm" svg:height="9.5cm" svg:x="2.5cm" svg:y="1.5cm">
          <text:p/>
        </draw:rect>
      </draw:page>
      <draw:page draw:name="page11" draw:style-name="dp1" draw:master-page-name="Standard">
        <draw:rect draw:style-name="gr5" draw:text-style-name="P4" draw:layer="layout" svg:width="9.5cm" svg:height="9.5cm" svg:x="2.5cm" svg:y="1.5cm">
          <text:p/>
        </draw:rect>
      </draw:page>
      <draw:page draw:name="page12" draw:style-name="dp1" draw:master-page-name="Standard">
        <draw:rect draw:style-name="gr6" draw:text-style-name="P1" draw:layer="layout" svg:width="13.13cm" svg:height="12.381cm" svg:x="1.4cm" svg:y="0.9cm">
          <text:p/>
        </draw:rect>
      </draw:page>
      <draw:page draw:name="page13" draw:style-name="dp1" draw:master-page-name="Standard">
        <draw:custom-shape draw:style-name="gr7" draw:text-style-name="P5" draw:layer="layout" svg:width="13cm" svg:height="12.5cm" svg:x="1.33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Standard">
        <draw:line draw:style-name="gr8" draw:text-style-name="P6" draw:layer="layout" svg:x1="1.33cm" svg:y1="3.381cm" svg:x2="14.83cm" svg:y2="3.281cm">
          <text:p/>
        </draw:line>
      </draw:page>
      <draw:page draw:name="page15" draw:style-name="dp1" draw:master-page-name="Standard">
        <draw:line draw:style-name="gr9" draw:text-style-name="P6" draw:layer="layout" svg:x1="1.13cm" svg:y1="3.635cm" svg:x2="16.63cm" svg:y2="3.635cm">
          <text:p/>
        </draw:line>
      </draw:page>
      <draw:page draw:name="page16" draw:style-name="dp1" draw:master-page-name="Standard">
        <draw:custom-shape draw:style-name="gr2" draw:text-style-name="P2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0" draw:text-style-name="P7" draw:layer="layout" svg:width="0.5cm" svg:height="7cm" svg:x="6.896cm" svg:y="2.6cm">
          <text:p/>
        </draw:rect>
        <draw:rect draw:style-name="gr10" draw:text-style-name="P7" draw:layer="layout" svg:width="7cm" svg:height="0.5cm" svg:x="3.596cm" svg:y="5.9cm">
          <text:p/>
        </draw:rect>
      </draw:page>
      <draw:page draw:name="page17" draw:style-name="dp1" draw:master-page-name="Standard">
        <draw:custom-shape draw:style-name="gr11" draw:text-style-name="P3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Standard">
        <draw:custom-shape draw:style-name="gr2" draw:text-style-name="P2" draw:layer="layout" svg:width="10cm" svg:height="10cm" svg:x="2.09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Standard">
        <draw:custom-shape draw:style-name="gr12" draw:text-style-name="P8" draw:layer="layout" svg:width="9.5cm" svg:height="10.5cm" svg:x="2.196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31cm" fo:margin-bottom="18.872cm" fo:margin-left="2.611cm" fo:margin-right="9.06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tiyah Elsheikh</meta:initial-creator>
    <meta:creation-date>2012-05-15T08:06:17.39</meta:creation-date>
    <dc:date>2018-09-27T11:31:40.674000000</dc:date>
    <meta:editing-duration>PT17H30M59S</meta:editing-duration>
    <meta:editing-cycles>9</meta:editing-cycles>
    <meta:generator>LibreOffice/5.1.4.2$Windows_x86 LibreOffice_project/f99d75f39f1c57ebdd7ffc5f42867c12031db97a</meta:generator>
    <meta:document-statistic meta:object-count="21"/>
  </office:meta>
</office:document-meta>
</file>